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macgyver44.github.io/P4_Ohmyfood/" text:style-name="Internet_20_link" text:visited-style-name="Visited_20_Internet_20_Link">https://macgyver44.github.io/P4_Ohmyfood/</text:a></text:p>
      <text:p text:style-name="Standard"/>
      <text:p text:style-name="Standard"/>
      <text:p text:style-name="Standard"/>
      <text:p text:style-name="Standard">https://github.com/Macgyver44/P4_Ohmyfood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o po</meta:initial-creator>
    <meta:creation-date>2023-12-27T00:03:17.01</meta:creation-date>
    <meta:document-statistic meta:table-count="0" meta:image-count="0" meta:object-count="0" meta:page-count="1" meta:paragraph-count="2" meta:word-count="2" meta:character-count="86"/>
    <dc:date>2023-12-27T00:04:34.44</dc:date>
    <dc:creator>vo po</dc:creator>
    <meta:editing-duration>PT1M18S</meta:editing-duration>
    <meta:editing-cycles>1</meta:editing-cycles>
    <meta:generator>OpenOffice/4.1.3$Win32 OpenOffice.org_project/413m1$Build-9783</meta:generator>
  </office:meta>
</office:document-meta>
</file>